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96pt"/>
    </style:style>
    <style:style style:name="co2" style:family="table-column">
      <style:table-column-properties fo:break-before="auto" style:column-width="85.8pt"/>
    </style:style>
    <style:style style:name="co3" style:family="table-column">
      <style:table-column-properties fo:break-before="auto" style:column-width="86.09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17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imesteps In</text:p>
          </table:table-cell>
          <table:table-cell office:value-type="string" calcext:value-type="string">
            <text:p>Timesteps Future</text:p>
          </table:table-cell>
          <table:table-cell office:value-type="string" calcext:value-type="string">
            <text:p>MAE (test)</text:p>
          </table:table-cell>
          <table:table-cell office:value-type="string" calcext:value-type="string">
            <text:p>RMSE (test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5670318409674" calcext:value-type="float">
            <text:p>0.255670318409674</text:p>
          </table:table-cell>
          <table:table-cell table:style-name="ce1" office:value-type="float" office:value="0.624828387761968" calcext:value-type="float">
            <text:p>0.624828387761968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03980128380884" calcext:value-type="float">
            <text:p>0.303980128380884</text:p>
          </table:table-cell>
          <table:table-cell office:value-type="float" office:value="0.69023887575771" calcext:value-type="float">
            <text:p>0.6902388757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093577" calcext:value-type="float">
            <text:p>0.34093577</text:p>
          </table:table-cell>
          <table:table-cell office:value-type="float" office:value="0.932336" calcext:value-type="float">
            <text:p>0.932336</text:p>
          </table:table-cell>
          <table:table-cell table:style-name="ce2" table:number-columns-repeated="2"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310530302956141" calcext:value-type="float">
            <text:p>0.310530302956141</text:p>
          </table:table-cell>
          <table:table-cell table:style-name="ce2" office:value-type="float" office:value="0.802516088096255" calcext:value-type="float">
            <text:p>0.802516088096255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5012544396851" calcext:value-type="float">
            <text:p>0.365012544396851</text:p>
          </table:table-cell>
          <table:table-cell table:style-name="ce1" office:value-type="float" office:value="0.782434370930648" calcext:value-type="float">
            <text:p>0.782434370930648</text:p>
          </table:table-cell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24671" calcext:value-type="float">
            <text:p>0.3624671</text:p>
          </table:table-cell>
          <table:table-cell office:value-type="float" office:value="0.83775884" calcext:value-type="float">
            <text:p>0.8377588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.302460022753776" calcext:value-type="float">
            <text:p>0.302460022753776</text:p>
          </table:table-cell>
          <table:table-cell table:style-name="ce1" office:value-type="float" office:value="0.75532647278155" calcext:value-type="float">
            <text:p>0.7553264727815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0357990181433" calcext:value-type="float">
            <text:p>0.360357990181433</text:p>
          </table:table-cell>
          <table:table-cell office:value-type="float" office:value="0.847131614917735" calcext:value-type="float">
            <text:p>0.847131614917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43381" calcext:value-type="float">
            <text:p>0.3643381</text:p>
          </table:table-cell>
          <table:table-cell office:value-type="float" office:value="1.201634" calcext:value-type="float">
            <text:p>1.201634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49875340688602" calcext:value-type="float">
            <text:p>0.249875340688602</text:p>
          </table:table-cell>
          <table:table-cell table:style-name="ce1" office:value-type="float" office:value="0.539115034153312" calcext:value-type="float">
            <text:p>0.53911503415331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79441643377985" calcext:value-type="float">
            <text:p>0.279441643377985</text:p>
          </table:table-cell>
          <table:table-cell office:value-type="float" office:value="0.589720735918241" calcext:value-type="float">
            <text:p>0.589720735918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3140594" calcext:value-type="float">
            <text:p>0.33140594</text:p>
          </table:table-cell>
          <table:table-cell office:value-type="float" office:value="0.96507835" calcext:value-type="float">
            <text:p>0.9650783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281849969886553" calcext:value-type="float">
            <text:p>0.281849969886553</text:p>
          </table:table-cell>
          <table:table-cell table:style-name="ce1" office:value-type="float" office:value="0.713314137700485" calcext:value-type="float">
            <text:p>0.713314137700485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36759910663639" calcext:value-type="float">
            <text:p>0.336759910663639</text:p>
          </table:table-cell>
          <table:table-cell office:value-type="float" office:value="0.752669236638623" calcext:value-type="float">
            <text:p>0.752669236638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3955476" calcext:value-type="float">
            <text:p>0.33955476</text:p>
          </table:table-cell>
          <table:table-cell office:value-type="float" office:value="0.8028313" calcext:value-type="float">
            <text:p>0.802831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270471744728798" calcext:value-type="float">
            <text:p>0.270471744728798</text:p>
          </table:table-cell>
          <table:table-cell table:style-name="ce1" office:value-type="float" office:value="0.668509895875453" calcext:value-type="float">
            <text:p>0.66850989587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37536568867183" calcext:value-type="float">
            <text:p>0.337536568867183</text:p>
          </table:table-cell>
          <table:table-cell office:value-type="float" office:value="0.785173097644956" calcext:value-type="float">
            <text:p>0.78517309764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2696855" calcext:value-type="float">
            <text:p>0.32696855</text:p>
          </table:table-cell>
          <table:table-cell office:value-type="float" office:value="0.8672088" calcext:value-type="float">
            <text:p>0.867208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GCN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259073863133429" calcext:value-type="float">
            <text:p>0.259073863133429</text:p>
          </table:table-cell>
          <table:table-cell table:style-name="ce1" office:value-type="float" office:value="0.619897369759507" calcext:value-type="float">
            <text:p>0.61989736975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5471513992569" calcext:value-type="float">
            <text:p>0.305471513992569</text:p>
          </table:table-cell>
          <table:table-cell office:value-type="float" office:value="0.699626551173839" calcext:value-type="float">
            <text:p>0.69962655117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4320855" calcext:value-type="float">
            <text:p>0.34320855</text:p>
          </table:table-cell>
          <table:table-cell office:value-type="float" office:value="0.94689673" calcext:value-type="float">
            <text:p>0.946896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21:25:49.947331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5:07:30.332575102</meta:creation-date>
    <meta:editing-duration>PT1H10M37S</meta:editing-duration>
    <meta:editing-cycles>20</meta:editing-cycles>
    <meta:generator>LibreOffice/6.0.7.3$Linux_X86_64 LibreOffice_project/00m0$Build-3</meta:generator>
    <dc:date>2020-03-01T21:26:25.778221618</dc:date>
    <meta:document-statistic meta:table-count="1" meta:cell-count="110" meta:object-count="0"/>
  </office:meta>
</office:document-meta>
</file>